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Normal">
      <style:text-properties fo:language="gl" fo:country="ES"/>
    </style:style>
    <style:style style:name="P2" style:family="paragraph" style:parent-style-name="Normal">
      <style:text-properties fo:font-style="italic" style:font-style-asian="italic"/>
    </style:style>
    <style:style style:name="P3" style:family="paragraph" style:parent-style-name="Normal">
      <style:paragraph-properties fo:text-align="center" style:justify-single-word="false"/>
      <style:text-properties fo:font-style="italic" style:font-style-asian="italic"/>
    </style:style>
    <style:style style:name="P4" style:family="paragraph" style:parent-style-name="Normal">
      <style:text-properties fo:language="en" fo:country="GB" fo:font-style="italic" style:font-style-asian="italic"/>
    </style:style>
    <style:style style:name="P5" style:family="paragraph" style:parent-style-name="Normal">
      <style:text-properties fo:language="fr" fo:country="FR"/>
    </style:style>
    <style:style style:name="P6" style:family="paragraph" style:parent-style-name="Normal">
      <style:text-properties fo:language="fr" fo:country="FR" fo:font-style="italic" style:font-style-asian="italic"/>
    </style:style>
    <style:style style:name="P7" style:family="paragraph" style:parent-style-name="Normal">
      <style:paragraph-properties fo:line-height="150%" fo:text-align="center" style:justify-single-word="false"/>
      <style:text-properties fo:language="la" fo:country="VA" fo:font-style="italic" fo:font-weight="bold" style:font-style-asian="italic" style:font-weight-asian="bold"/>
    </style:style>
    <style:style style:name="P8" style:family="paragraph" style:parent-style-name="Normal">
      <style:paragraph-properties fo:line-height="200%" fo:text-align="center" style:justify-single-word="false"/>
      <style:text-properties fo:language="la" fo:country="VA" fo:font-style="italic" fo:font-weight="bold" style:font-style-asian="italic" style:font-weight-asian="bold"/>
    </style:style>
    <style:style style:name="P9" style:family="paragraph" style:parent-style-name="Normal">
      <style:paragraph-properties fo:margin-top="0cm" fo:margin-bottom="0.212cm" style:contextual-spacing="false"/>
      <style:text-properties fo:font-style="italic" style:font-style-asian="italic"/>
    </style:style>
    <style:style style:name="P10" style:family="paragraph" style:parent-style-name="Normal" style:master-page-name="MP0">
      <style:paragraph-properties style:page-number="auto" fo:break-before="page"/>
      <style:text-properties fo:language="gl" fo:country="ES"/>
    </style:style>
    <style:style style:name="P11" style:family="paragraph" style:parent-style-name="Normal">
      <style:text-properties fo:language="gl" fo:country="ES"/>
    </style:style>
    <style:style style:name="P12" style:family="paragraph" style:parent-style-name="Normal">
      <style:paragraph-properties fo:line-height="150%" fo:text-align="center" style:justify-single-word="false"/>
      <style:text-properties fo:color="#3465a4" fo:language="la" fo:country="VA" fo:font-style="italic" fo:font-weight="bold" fo:background-color="transparent" style:font-style-asian="italic" style:font-weight-asian="bold"/>
    </style:style>
    <style:style style:name="P13" style:family="paragraph" style:parent-style-name="Normal" style:master-page-name="Landscape">
      <style:paragraph-properties style:page-number="auto"/>
      <style:text-properties fo:language="gl" fo:country="ES"/>
    </style:style>
    <style:style style:name="P14" style:family="paragraph" style:parent-style-name="Normal">
      <style:paragraph-properties fo:padding="0.049cm" fo:border="0.06pt solid #000000"/>
      <style:text-properties fo:font-style="italic" style:font-style-asian="italic"/>
    </style:style>
    <style:style style:name="P15" style:family="paragraph" style:parent-style-name="Normal" style:master-page-name="Standard">
      <style:paragraph-properties style:page-number="auto"/>
      <style:text-properties fo:language="gl" fo:country="ES" style:text-underline-style="solid" style:text-underline-width="auto" style:text-underline-color="font-color" style:text-overline-style="solid" style:text-overline-width="auto" style:text-overline-color="font-color"/>
    </style:style>
    <style:style style:name="P16" style:family="paragraph" style:parent-style-name="Normal" style:master-page-name="">
      <style:paragraph-properties fo:margin-left="1cm" fo:margin-right="0cm" fo:text-align="justify" style:justify-single-word="false" fo:hyphenation-ladder-count="no-limit" fo:text-indent="-1cm" style:auto-text-indent="false" style:page-number="auto"/>
      <style:text-properties fo:font-style="italic" style:font-style-asian="italic" fo:hyphenate="false"/>
    </style:style>
    <style:style style:name="T1" style:family="text">
      <style:text-properties fo:language="en" fo:country="GB"/>
    </style:style>
    <style:style style:name="T2" style:family="text">
      <style:text-properties fo:language="en" fo:country="GB" fo:font-style="italic" fo:font-weight="bold" style:font-style-asian="italic" style:font-weight-asian="bold"/>
    </style:style>
    <style:style style:name="T3" style:family="text">
      <style:text-properties fo:padding="0.049cm" fo:border="0.99pt solid #000000"/>
    </style:style>
    <style:style style:name="T4" style:family="text">
      <style:text-properties fo:color="#ff3300"/>
    </style:style>
    <style:style style:name="T5" style:family="text">
      <style:text-properties fo:font-size="11.8999996185303pt" style:font-size-asian="11.8999996185303pt" style:font-size-complex="11.8999996185303pt"/>
    </style:style>
    <style:style style:name="T6" style:family="text">
      <style:text-properties fo:font-size="11.8000001907349pt" style:font-size-asian="11.8000001907349pt" style:font-size-complex="11.8000001907349pt"/>
    </style:style>
    <style:style style:name="T7" style:family="text">
      <style:text-properties style:text-position="super 58%"/>
    </style:style>
    <style:style style:name="T8" style:family="text">
      <style:text-properties style:text-position="0% 100%"/>
    </style:style>
    <style:style style:name="T9" style:family="text">
      <style:text-properties style:text-rotation-angle="90" style:text-rotation-scale="line-heigh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Como exemplo da perfecta convivencia <text:span text:style-name="T4">lingüística</text:span> que pode ser atopada dentro dun texto, sen que lle resulte incómoda ao lector e que este apenas se dea conta da mesma, xurde sen ningunha dúbida o nome dun dos máis grandes escritores en lingua castelá, como é Pío Baroja, que nos amosa a súa grande destreza coa linguaxe nos seguintes parágrafos extraídos da súa obra <text:span text:style-name="T6">“Zalacaín”</text:span>, onde podemos atopar unha extraordinaria e áxil convivencia entre o castelán e o latín:</text:p>
      <text:p text:style-name="P1"/>
      <text:p text:style-name="P2">“Zaro es un pueblo pequeño, muy <text:span text:style-name="T3">pequeño</text:span>, asentado sobre una colina. Para llegar a el se pasa por un camino, en algunas partes muy hondo, al cual los arbustos frondosos forman en verano un túnel.</text:p>
      <text:p text:style-name="P2"/>
      <text:p text:style-name="P14">A la entrada de Zaro, como en otros pueblos vasco-franceses, hay una gran cruz de madera, muy alta, pintada de rojo, con diversos atributos de la pasión: un gallo, las tenazas, la lanza y los clavos. Estas cruces bárbaras, con estrellas y corazones grabados en negro, dan un carácter sombrío y trágico a las aldeas vascas.</text:p>
      <text:p text:style-name="P2"/>
      <text:p text:style-name="P2">En el vértice del cerro donde se asienta Zaro, en medio de una plazoleta, estrecha y larga, se yergue un inmenso nogal copudo, con el grueso tronco rodeado por un banco de piedra.</text:p>
      <text:p text:style-name="P2"/>
      <text:p text:style-name="P9">Una de las caras que forman la plaza es grande, con pórtico espacioso, alero avanzado y varias ventanas cubiertas por persianas verdes. Sobre el escudo que se ostenta en el arco de la puerta, se ve escrita la fecha en que se edificó la casa, y unas palabras en latín indicando quien la hizo:</text:p>
      <text:p text:style-name="P12">_Bacalareus presbiterus Urbide</text:p>
      <text:p text:style-name="P7">Hoc domicilium fecit in lapide_.</text:p>
      <text:p text:style-name="P2">En un extremo de la plazoleta se levanta la iglesia, pequeña, humilde, con su atrio, su campanario y su tejadillo de pizarra. Rodeándola, sobre una tapia baja, se extiende el cementerio.</text:p>
      <text:p text:style-name="P2"/>
      <text:p text:style-name="P16">En Zaro hay siempre un silencio absoluto, casi únicamente interrumpido por la voz cascada del reloj de la iglesia, que da las horas de una manera melancólica, con un tañido de lloro.</text:p>
      <text:p text:style-name="P2"/>
      <text:p text:style-name="P9">En el reloj de la torre de otro pueblo vasco, en Urruña, se lee escrita esta triste sentencia:</text:p>
      <text:p text:style-name="P8">_Vulnerant omnes, ultima necat_.</text:p>
      <text:p text:style-name="P3">Todas hieren, la última mata. “</text:p>
      <text:p text:style-name="P1"/>
      <text:p text:style-name="P1"/>
      <text:p text:style-name="P13">Pero a realidade é que, queiramos ou non, estamos afeitos a memorizar textos nunha lingua e cando atopamos ese mesmo texto noutras linguas, non podemos evitar unha sorpresa ante a lectura de textos que xa forman parte da nosa vida. Un exemplo podémolo atopar nesta versión do “Lazarillo de Tormes” en inglés:</text:p>
      <text:p text:style-name="Normal"><text:span text:style-name="Fuente_20_de_20_párrafo_20_predeter."><text:span text:style-name="T1">“</text:span></text:span><text:span text:style-name="Fuente_20_de_20_párrafo_20_predeter."><text:span text:style-name="T2">Lázaro tells of his life and whose son he was</text:span></text:span></text:p>
      <text:p text:style-name="P4"/>
      <text:p text:style-name="P4"><text:s text:c="5"/>Your Grace should know before all else that my name is Lázaro de Tormes, son of Tomé González and Antoña Pérez, natives of Tejares, a small village in Salamanca. My birth took place within the Tormes river, the cause of my taking the surname, and it was in this manner: my father, God forgive him, was in charge of feeding the <text:span text:style-name="T8">gristmill</text:span> on the shore of that river, in which he was the miller for more than fifteen years. One night my mother being in the mill, pregnant with me, was seized with birth <text:span text:style-name="T9">pangs</text:span> and I was brought forth there. In such a way can I truthfully say ‘born’ in the river.”</text:p>
      <text:p text:style-name="P1"/>
      <text:p text:style-name="P1"/>
      <text:p text:style-name="P15">Ou neste parágrafo do “Quixote” en francés:</text:p>
      <text:p text:style-name="P1"/>
      <text:p text:style-name="P6">“Dans une bourgade de la Manche, dont je ne veux pas me rappeler le nom, vivait, il n'y a pas longtemps, un hidalgo, de ceux qui ont lance au râtelier, rondache antique, bidet maigre et lévrier de chasse. Un pot-au-feu, plus souvent de mouton que de bœuf, une vinaigrette presque tous les soirs, des abatis de bétail le samedi, le vendredi des lentilles, et le dimanche quelque pigeonneau outre l'ordinaire, consumaient les trois quarts de son revenu. Le reste se dépensait en un pourpoint de drap fin et des chausses de panne avec leurs pantoufles de même étoffe, pour les jours de fête, et un habit de la meilleure serge du pays, dont il se faisait honneur les jours de la semaine. Il avait chez lui une gouvernante qui passait les quarante ans, une nièce qui n'atteignait pas les vingt, et de plus un garçon de ville et de campagne, qui sellait le bidet aussi bien qu'il maniait la serpette. L'âge de notre hidalgo frisait la cinquantaine; il était de complexion robuste, maigre de corps, sec de visage, fort matineux et grand ami de la chasse. On a dit qu'il avait le surnom de Quixada ou Quesada, car il y a sur ce point quelque divergence entre les auteurs qui en ont écrit, bien que les conjectures les plus vraisemblables fassent entendre qu'il s'appelait Quijana.</text:p>
      <text:p text:style-name="P6">Mais cela importe peu à notre histoire; il suffit que, dans le récit des faits, on ne s'écarte pas d'un atome de la vérité.”</text:p>
      <text:p text:style-name="P5"/>
      <text:p text:style-name="Normal">De lo cual se deduce que nuestra mente está dispuesta para el cambio de idioma a la hora de leer, virtud de la que muchos de ustedes disponen y que sin duda ninguna les habrá permitido amenizar la realización de este examen con la lectura de varios de los clásicos de nuestra literatur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s" fo:country="ES" fo:font-style="normal" fo:text-shadow="none" style:text-underline-style="none" fo:font-weight="normal" style:letter-kerning="false" style:font-name-asian="Times New Roman" style:font-size-asian="10pt" style:language-asian="es" style:country-asian="E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s" fo:country="ES" fo:font-style="normal" fo:text-shadow="none" style:text-underline-style="none" fo:font-weight="normal" style:letter-kerning="false" fo:background-color="transparent" style:font-name-asian="Times New Roman" style:font-size-asian="10pt" style:language-asian="es" style:country-asian="E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 style:family="paragraph">
      <style:paragraph-properties fo:text-align="justify" style:justify-single-word="false" fo:hyphenation-ladder-count="no-limit"/>
      <style:text-properties fo:font-size="12pt" style:font-size-asian="12pt" style:font-size-complex="12pt" fo:hyphenate="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style>
    <style:style style:name="Fuente_20_de_20_párrafo_20_predeter." style:display-name="Fuente de párrafo predeter." style:family="text"/>
    <style:style style:name="Line_20_numbering" style:display-name="Line numbering" style:family="text"/>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count-in-text-boxes="true" text:offset="0.499cm" style:num-format="1" text:number-position="left" text:increment="5"/>
  </office:styles>
  <office:automatic-styles>
    <style:page-layout style:name="Mpm1">
      <style:page-layout-properties fo:page-width="29.7cm" fo:page-height="21.001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499cm" fo:margin-left="3cm" fo:margin-right="3cm" style:writing-mode="lr-tb" style:footnote-max-height="0cm">
        <style:footnote-sep style:width="0.018cm" style:line-style="solid" style:adjustment="left" style:rel-width="33%" style:color="#000000"/>
      </style:page-layout-properties>
      <style:header-style/>
      <style:footer-style/>
    </style:page-layout>
    <style:page-layout style:name="Mpm3">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Landsca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4.2$Windows_x86 LibreOffice_project/63150712c6d317d27ce2db16eb94c2f3d7b699f8</meta:generator>
    <dc:title>Como exemplo da perfecta convivencia lingüística que pode ser atopada dentro dun texto, sen que lle resulte incómoda ao lector e que este apenas se dea conta da mesma, xurde sen ningunha dúbida o nome dun dos máis grandes escritores en lingua castelá, co</dc:title>
    <dc:description>“_x000d__x000d_Pero a realidade é que, queiramos ou non, estamos afeitos a memorizar textos nunha lingua e cando atopamos ese mesmo texto noutras linguas, non podemos evitar unha sorpresa ante a lectura de textos que xa forman parte da nosa vida. _x000d_En el reloj de la torre de otro pueblo vasco, en Urruña, se lee escrita esta triste sentencia:_x000d_ _Vulnerant omnes, ultima necat_. Rodeándola, sobre una tapia baja, se extiende el cementerio._x000d__x000d_A la entrada de Zaro, como en otros pueblos vasco-franceses, hay una gran cruz de madera, muy alta, pintada de rojo, con diversos atributos de la pasión: un gallo, las tenazas, la lanza y los clavos. _x000d_Una de las caras que forman la plaza es grande, con pórtico espacioso, alero avanzado y varias ventanas cubiertas por persianas verdes.</dc:description>
    <meta:keyword>vasco texto forman zaro pueblo</meta:keyword>
    <meta:initial-creator>Consellería de Sanidade-Servizo Galego de Saúde</meta:initial-creator>
    <meta:creation-date>2016-06-17T20:56:00Z</meta:creation-date>
    <dc:date>2017-02-08T23:20:58.791000000</dc:date>
    <meta:editing-cycles>7</meta:editing-cycles>
    <meta:editing-duration>PT9M54S</meta:editing-duration>
    <meta:document-statistic meta:table-count="0" meta:image-count="0" meta:object-count="0" meta:page-count="3" meta:paragraph-count="19" meta:word-count="839" meta:character-count="4716" meta:non-whitespace-character-count="3891"/>
    <meta:template xlink:type="simple" xlink:actuate="onRequest" xlink:title="" xlink:href="../W06_Formato%20del%20parrafo_Texto_Original.odt/Normal.dotm"/>
  </office:meta>
</office:document-meta>
</file>